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, 'Arial Unicode MS'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sans-serif" svg:font-family="sans-serif"/>
    <style:font-face style:name="Courier New" svg:font-family="'Courier New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Autor_20_dokumenta">
      <style:text-properties officeooo:paragraph-rsid="0005c9d8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Heading_20_1">
      <style:text-properties fo:language="pl" fo:country="PL"/>
    </style:style>
    <style:style style:name="P4" style:family="paragraph" style:parent-style-name="Heading_20_1" style:master-page-name="Convert_20_1">
      <style:paragraph-properties style:page-number="auto"/>
    </style:style>
    <style:style style:name="P5" style:family="paragraph" style:parent-style-name="Naslov_20_dokumenta">
      <style:text-properties fo:font-size="14pt" style:font-size-asian="14pt" style:font-size-complex="14pt"/>
    </style:style>
    <style:style style:name="P6" style:family="paragraph" style:parent-style-name="Naslov_20_dokumenta">
      <style:text-properties style:use-window-font-color="true" style:font-name="Arial" fo:font-size="14pt" fo:language="hr" fo:country="HR" fo:font-weight="bold" officeooo:rsid="0005c9d8" officeooo:paragraph-rsid="0005c9d8" style:font-name-asian="Times New Roman" style:font-size-asian="14pt" style:font-weight-asian="bold" style:font-name-complex="Arial" style:font-size-complex="14pt" style:language-complex="ar" style:country-complex="SA"/>
    </style:style>
    <style:style style:name="P7" style:family="paragraph" style:parent-style-name="Naslov_20_dokumenta" style:master-page-name="Standard">
      <style:paragraph-properties style:page-number="1"/>
      <style:text-properties fo:font-size="14pt" fo:font-weight="normal" style:font-size-asian="14pt" style:font-weight-asian="normal" style:font-size-complex="14pt" style:font-weight-complex="bold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Times New Roman" fo:language="en" fo:country="US" style:language-asian="none" style:country-asian="none" style:font-name-complex="Times New Roman" style:font-size-complex="12pt" style:language-complex="he" style:country-complex="IL"/>
    </style:style>
    <style:style style:name="P11" style:family="paragraph" style:parent-style-name="Standard">
      <style:text-properties fo:language="pl" fo:country="PL"/>
    </style:style>
    <style:style style:name="P12" style:family="paragraph" style:parent-style-name="Standard">
      <style:paragraph-properties fo:break-before="page"/>
    </style:style>
    <style:style style:name="T1" style:family="text">
      <style:text-properties fo:font-weight="normal" style:font-weight-asian="normal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tyle="normal" style:font-style-asian="normal" style:font-style-complex="italic"/>
    </style:style>
    <style:style style:name="T6" style:family="text">
      <style:text-properties style:font-name="Times New Roman" fo:language="en" fo:country="US" style:language-asian="none" style:country-asian="none" style:font-name-complex="Times New Roman" style:font-size-complex="12pt" style:language-complex="he" style:country-complex="IL"/>
    </style:style>
    <style:style style:name="T7" style:family="text">
      <style:text-properties fo:language="pl" fo:country="PL"/>
    </style:style>
    <style:style style:name="T8" style:family="text">
      <style:text-properties fo:language="pl" fo:country="PL" style:language-asian="none" style:country-asian="none"/>
    </style:style>
    <style:style style:name="T9" style:family="text">
      <style:text-properties officeooo:rsid="0005c9d8"/>
    </style:style>
    <style:style style:name="T10" style:family="text">
      <style:text-properties style:use-window-font-color="true" style:font-name="Arial" fo:font-size="12pt" fo:language="hr" fo:country="HR" fo:font-style="italic" officeooo:rsid="0005c9d8" style:font-name-asian="Times New Roman" style:font-size-asian="12pt" style:font-style-asian="italic" style:font-name-complex="Arial" style:font-size-complex="12pt" style:language-complex="ar" style:country-complex="SA" style:font-weight-complex="bold"/>
    </style:style>
    <style:style style:name="T11" style:family="text">
      <style:text-properties style:use-window-font-color="true" style:font-name="Arial" fo:font-size="14pt" fo:language="hr" fo:country="HR" officeooo:rsid="0005c9d8" style:font-name-asian="Times New Roman" style:font-size-asian="14pt" style:font-name-complex="Arial" style:font-size-complex="12pt" style:language-complex="ar" style:country-complex="SA"/>
    </style:style>
    <style:style style:name="T12" style:family="text"/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VEUČILIŠTE U ZAGREBU</text:p>
      <text:p text:style-name="P5">FAKULTET ELEKTROTEHNIKE I RAČUNARSTVA</text:p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DOKUMENTACIJA</text:p>
      <text:p text:style-name="P8"/>
      <text:p text:style-name="Naslov_20_dokumenta">Pronalazak mutacija pomoću treće generacije sekvenciranja</text:p>
      <text:p text:style-name="P1"><text:span text:style-name="T10">Kseniia </text:span>Ikonnikova <text:span text:style-name="T9">i Heidi Sokolovski</text:span></text:p>
      <text:p text:style-name="Autor_20_dokumenta"><text:span text:style-name="T5">Voditelj:</text:span> <text:span text:style-name="T9">Krešimir Križanović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Mjesto_20_i_20_datum">Zagreb, <text:span text:style-name="T11">svibanj</text:span>, <text:span text:style-name="T11">2023.</text:span></text:p>
      <text:p text:style-name="P12"><text:span text:style-name="T4">Sadržaj</text:span></text:p>
      <text:p text:style-name="P9"/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3335in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6665in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in" style:leader-char=" 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_RefHeading___Toc159987575" text:style-name="Index_20_Link" text:visited-style-name="Index_20_Link">1.</text:a><text:a xlink:type="simple" xlink:href="#__RefHeading___Toc159987575" text:style-name="Index_20_Link" text:visited-style-name="Index_20_Link"><text:span text:style-name="T6"><text:tab/></text:span></text:a><text:a xlink:type="simple" xlink:href="#__RefHeading___Toc159987575" text:style-name="Index_20_Link" text:visited-style-name="Index_20_Link">Uvod<text:tab/>1</text:a></text:p>
          <text:p text:style-name="Contents_20_1"><text:a xlink:type="simple" xlink:href="#__RefHeading___Toc159987576" text:style-name="Index_20_Link" text:visited-style-name="Index_20_Link"><text:span text:style-name="T8">2.</text:span></text:a><text:a xlink:type="simple" xlink:href="#__RefHeading___Toc159987576" text:style-name="Index_20_Link" text:visited-style-name="Index_20_Link"><text:span text:style-name="T6"><text:tab/></text:span></text:a><text:a xlink:type="simple" xlink:href="#__RefHeading___Toc159987576" text:style-name="Index_20_Link" text:visited-style-name="Index_20_Link"><text:span text:style-name="T8">Seminarski rad</text:span></text:a><text:a xlink:type="simple" xlink:href="#__RefHeading___Toc159987576" text:style-name="Index_20_Link" text:visited-style-name="Index_20_Link"><text:tab/>2</text:a></text:p>
          <text:p text:style-name="Contents_20_1"><text:a xlink:type="simple" xlink:href="#__RefHeading___Toc159987577" text:style-name="Index_20_Link" text:visited-style-name="Index_20_Link">3.</text:a><text:a xlink:type="simple" xlink:href="#__RefHeading___Toc159987577" text:style-name="Index_20_Link" text:visited-style-name="Index_20_Link"><text:span text:style-name="T6"><text:tab/></text:span></text:a><text:a xlink:type="simple" xlink:href="#__RefHeading___Toc159987577" text:style-name="Index_20_Link" text:visited-style-name="Index_20_Link">Zaključak<text:tab/>3</text:a></text:p>
          <text:p text:style-name="Contents_20_1"><text:a xlink:type="simple" xlink:href="#__RefHeading___Toc159987578" text:style-name="Index_20_Link" text:visited-style-name="Index_20_Link">4.</text:a><text:a xlink:type="simple" xlink:href="#__RefHeading___Toc159987578" text:style-name="Index_20_Link" text:visited-style-name="Index_20_Link"><text:span text:style-name="T6"><text:tab/></text:span></text:a><text:a xlink:type="simple" xlink:href="#__RefHeading___Toc159987578" text:style-name="Index_20_Link" text:visited-style-name="Index_20_Link">Literatura<text:tab/>4</text:a></text:p>
          <text:p text:style-name="Contents_20_1"><text:a xlink:type="simple" xlink:href="#__RefHeading___Toc159987579" text:style-name="Index_20_Link" text:visited-style-name="Index_20_Link">5.</text:a><text:a xlink:type="simple" xlink:href="#__RefHeading___Toc159987579" text:style-name="Index_20_Link" text:visited-style-name="Index_20_Link"><text:span text:style-name="T6"><text:tab/></text:span></text:a><text:a xlink:type="simple" xlink:href="#__RefHeading___Toc159987579" text:style-name="Index_20_Link" text:visited-style-name="Index_20_Link">Sažetak<text:tab/>5</text:a></text:p>
        </text:index-body>
      </text:table-of-content>
      <text:p text:style-name="P10"/>
      <text:p text:style-name="Standard"/>
      <text:section text:style-name="Sect2" text:name="Section1">
        <text:p text:style-name="Standard"/>
        <text:h text:style-name="P4" text:outline-level="1"><text:bookmark-start text:name="__RefHeading___Toc159987575"/>Uvod<text:bookmark-end text:name="__RefHeading___Toc159987575"/></text:h>
        <text:p text:style-name="Standard"/>
        <text:h text:style-name="P3" text:outline-level="1"><text:bookmark-start text:name="__RefHeading___Toc159987576"/>Seminarski rad<text:bookmark-end text:name="__RefHeading___Toc159987576"/></text:h>
        <text:p text:style-name="P11"/>
        <text:p text:style-name="P11"/>
        <text:p text:style-name="P11"/>
        <text:p text:style-name="P11"/>
        <text:p text:style-name="P11"/>
        <text:p text:style-name="P11"/>
        <text:h text:style-name="Heading_20_1" text:outline-level="1"><text:bookmark-start text:name="__RefHeading___Toc159987577"/>Zaključak<text:bookmark-end text:name="__RefHeading___Toc159987577"/></text:h>
        <text:p text:style-name="Standard"/>
        <text:p text:style-name="Standard"/>
        <text:p text:style-name="Standard"/>
        <text:p text:style-name="Standard"/>
        <text:p text:style-name="Standard"/>
        <text:h text:style-name="Heading_20_1" text:outline-level="1"><text:bookmark-start text:name="__RefHeading___Toc159987578"/><text:bookmark-start text:name="__RefHeading___Toc159987579"/>Sažetak<text:bookmark-end text:name="__RefHeading___Toc159987579"/></text:h>
        <text:h text:style-name="Heading_20_1" text:outline-level="1">Literatura<text:bookmark-end text:name="__RefHeading___Toc159987578"/></text:h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, 'Arial Unicode MS'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sans-serif" svg:font-family="sans-serif"/>
    <style:font-face style:name="Courier New" svg:font-family="'Courier New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0835in" loext:contextual-spacing="false" fo:orphans="2" fo:widows="2" style:writing-mode="lr-tb"/>
      <style:text-properties style:use-window-font-color="true" style:font-name="Arial" fo:font-family="Arial" style:font-family-generic="swiss" style:font-pitch="variable" fo:font-size="12pt" fo:language="hr" fo:country="H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class="extra">
      <style:paragraph-properties fo:margin-top="0.1665in" fo:margin-bottom="0.0835in" loext:contextual-spacing="false" fo:text-align="center" style:justify-single-word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25in" loext:contextual-spacing="false" fo:break-before="page"/>
      <style:text-properties fo:font-size="14pt" fo:font-weight="bold" style:font-size-asian="14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5in" fo:margin-bottom="0.1665in" loext:contextual-spacing="false" fo:keep-with-next="always"/>
      <style:text-properties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5in" fo:margin-bottom="0.1252in" loext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tyle="italic" style:font-style-asian="italic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fo:font-style="italic" style:font-style-asian="italic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kod" style:family="paragraph" style:parent-style-name="Standard">
      <style:paragraph-properties fo:margin-left="0.4917in" fo:margin-right="0in" fo:margin-top="0.1665in" fo:margin-bottom="0.1665in" loext:contextual-spacing="false" fo:line-height="100%" fo:text-indent="0in" style:auto-text-indent="false"/>
      <style:text-properties style:font-name="Courier New" fo:font-family="'Courier New'" style:font-pitch="variable" fo:font-size="11pt" style:font-size-asian="11pt" style:font-name-complex="Courier New" style:font-family-complex="'Courier New'" style:font-pitch-complex="variable"/>
    </style:style>
    <style:style style:name="Naslov_20_tablice" style:display-name="Naslov tablice" style:family="paragraph" style:parent-style-name="Standard" style:next-style-name="Standard">
      <style:paragraph-properties fo:margin-top="0.1665in" fo:margin-bottom="0.1665in" loext:contextual-spacing="false" fo:text-align="center" style:justify-single-word="false"/>
      <style:text-properties fo:font-style="italic" style:font-style-asian="italic" style:font-name-complex="Arial" style:font-family-complex="Arial" style:font-family-generic-complex="swiss" style:font-pitch-complex="variable"/>
    </style:style>
    <style:style style:name="Slika" style:family="paragraph" style:parent-style-name="Standard" style:next-style-name="Naslov_20_slike">
      <style:paragraph-properties fo:margin-top="0.1665in" fo:margin-bottom="0.1665in" loext:contextual-spacing="false" fo:text-align="center" style:justify-single-word="false"/>
      <style:text-properties fo:font-size="11pt" fo:language="none" fo:country="none" style:font-size-asian="11pt" style:language-asian="none" style:country-asian="none"/>
    </style:style>
    <style:style style:name="Mjesto_20_i_20_datum" style:display-name="Mjesto i datum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Contents_20_1" style:display-name="Contents 1" style:family="paragraph" style:parent-style-name="Standard" style:next-style-name="Standard" style:class="index">
      <style:paragraph-properties fo:margin-top="0.1665in" fo:margin-bottom="0.0835in" loext:contextual-spacing="false">
        <style:tab-stops>
          <style:tab-stop style:position="0.3335in"/>
          <style:tab-stop style:position="6.2917in" style:type="right" style:leader-style="dotted" style:leader-text="."/>
        </style:tab-stops>
      </style:paragraph-properties>
      <style:text-properties fo:language="none" fo:country="none" style:language-asian="none" style:country-asian="none" style:font-name-complex="Arial" style:font-family-complex="Arial" style:font-family-generic-complex="swiss" style:font-pitch-complex="variable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>
        <style:tab-stops>
          <style:tab-stop style:position="0.6665in"/>
          <style:tab-stop style:position="6.2917in" style:type="right" style:leader-style="dotted" style:leader-text="."/>
        </style:tab-stops>
      </style:paragraph-properties>
      <style:text-properties style:font-name="Arial" fo:font-family="Arial" style:font-family-generic="swiss" style:font-pitch="variable" fo:language="none" fo:country="none" style:language-asian="none" style:country-asian="none" style:font-name-complex="Arial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1in"/>
          <style:tab-stop style:position="6.2917in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size="11pt" fo:language="none" fo:country="none" style:font-size-asian="11pt" style:language-asian="none" style:country-asian="none" style:font-name-complex="Arial" style:font-family-complex="Arial" style:font-family-generic-complex="swiss" style:font-pitch-complex="variable" style:font-size-complex="11pt"/>
    </style:style>
    <style:style style:name="Naslov_20_slike" style:display-name="Naslov slike" style:family="paragraph" style:parent-style-name="Standard" style:next-style-name="Standard">
      <style:paragraph-properties fo:margin-top="0.1665in" fo:margin-bottom="0.1665in" loext:contextual-spacing="false" fo:text-align="center" style:justify-single-word="false"/>
      <style:text-properties fo:language="none" fo:country="none" fo:font-style="italic" style:language-asian="none" style:country-asian="none" style:font-style-asian="italic" style:font-name-complex="Arial" style:font-family-complex="Arial" style:font-family-generic-complex="swiss" style:font-pitch-complex="variable" style:font-size-complex="11pt"/>
    </style:style>
    <style:style style:name="Autor_20_dokumenta" style:display-name="Autor dokumenta" style:family="paragraph" style:parent-style-name="Standard" style:next-style-name="Heading_20_1">
      <style:paragraph-properties fo:margin-top="0.1665in" fo:margin-bottom="0.1665in" loext:contextual-spacing="false" fo:text-align="center" style:justify-single-word="false"/>
      <style:text-properties fo:font-style="italic" style:font-style-asian="italic" style:font-weight-complex="bold"/>
    </style:style>
    <style:style style:name="Naslov_20_dokumenta" style:display-name="Naslov dokumenta" style:family="paragraph" style:parent-style-name="Standard" style:next-style-name="Autor_20_dokumenta">
      <style:paragraph-properties fo:margin-top="0.1665in" fo:margin-bottom="0.1665in" loext:contextual-spacing="false" fo:text-align="center" style:justify-single-word="false"/>
      <style:text-properties fo:font-size="18pt" fo:font-weight="bold" style:font-size-asian="18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Document_20_Map" style:display-name="Document Map" style:family="paragraph" style:parent-style-name="Standard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pitch="variable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11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1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13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1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14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1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5z0" style:family="text">
      <style:text-properties style:font-name="Tahoma" fo:font-family="Tahoma" style:font-pitch="variable" style:font-name-complex="Tahoma" style:font-family-complex="Tahoma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17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1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33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3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35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3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Mjesto_20_i_20_datum_20_Char" style:display-name="Mjesto i datum Char" style:family="text">
      <style:text-properties style:font-name="Arial" fo:font-family="Arial" style:font-family-generic="swiss" style:font-pitch="variable" fo:font-size="14pt" fo:language="hr" fo:country="HR" style:font-size-asian="14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iperlink" style:family="text">
      <style:text-properties fo:color="#0000ff" style:font-name="Arial" fo:font-family="Arial" style:font-family-generic="swiss" style:font-pitch="variable" fo:font-size="11pt" fo:language="hr" fo:country="HR" style:text-underline-style="solid" style:text-underline-width="auto" style:text-underline-color="font-color" style:font-size-asian="11pt" style:font-name-complex="Arial" style:font-family-complex="Arial" style:font-family-generic-complex="swiss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Document_20_Map_20_Char" style:display-name="Document Map Char" style:family="text">
      <style:text-properties fo:font-size="12pt" fo:language="hr" fo:country="HR" style:font-size-asian="12pt" style:font-size-complex="12pt"/>
    </style:style>
    <style:style style:name="Index_20_Link" style:display-name="Index Link" style:family="text"/>
    <text:outline-style style:name="Outline">
      <text:outline-level-style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24z0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24z0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24z0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24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24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24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24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24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style:font-name="Symbol"/>
      </text:list-level-style-bullet>
      <text:list-level-style-bullet text:level="2" text:style-name="WW8Num3z0" style:num-suffix="." text:bullet-char="·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  <style:text-properties style:font-name="Symbol"/>
      </text:list-level-style-bullet>
      <text:list-level-style-bullet text:level="3" text:style-name="WW8Num3z0" style:num-suffix="." text:bullet-char="·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ymbol"/>
      </text:list-level-style-bullet>
      <text:list-level-style-bullet text:level="4" text:style-name="WW8Num3z0" style:num-suffix="." text:bullet-char="·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Symbol"/>
      </text:list-level-style-bullet>
      <text:list-level-style-bullet text:level="5" text:style-name="WW8Num3z0" style:num-suffix="." text:bullet-char="·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ymbol"/>
      </text:list-level-style-bullet>
      <text:list-level-style-bullet text:level="6" text:style-name="WW8Num3z0" style:num-suffix="." text:bullet-char="·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ymbol"/>
      </text:list-level-style-bullet>
      <text:list-level-style-bullet text:level="7" text:style-name="WW8Num3z0" style:num-suffix="." text:bullet-char="·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ymbol"/>
      </text:list-level-style-bullet>
      <text:list-level-style-bullet text:level="8" text:style-name="WW8Num3z0" style:num-suffix="." text:bullet-char="·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ymbol"/>
      </text:list-level-style-bullet>
      <text:list-level-style-bullet text:level="9" text:style-name="WW8Num3z0" style:num-suffix="." text:bullet-char="·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9z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9z2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9z3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9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9z5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7992in" fo:text-indent="-0.25in" fo:margin-left="0.7992in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992in" fo:text-indent="-0.25in" fo:margin-left="1.2992in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1.7992in" fo:text-indent="-0.1252in" fo:margin-left="1.7992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2.2992in" fo:text-indent="-0.25in" fo:margin-left="2.2992in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992in" fo:text-indent="-0.25in" fo:margin-left="2.7992in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3.2992in" fo:text-indent="-0.1252in" fo:margin-left="3.2992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3.7992in" fo:text-indent="-0.25in" fo:margin-left="3.7992in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992in" fo:text-indent="-0.25in" fo:margin-left="4.2992in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4.7992in" fo:text-indent="-0.1252in" fo:margin-left="4.799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1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1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2z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12z2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12z3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12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12z5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text:style-name="WW8Num16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6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16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16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16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16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16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16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16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1972in" fo:text-indent="-0.1972in" fo:margin-left="0.2756in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4z0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24z0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24z0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24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24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24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24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24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number text:level="1" text:style-name="WW8Num25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5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25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25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25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25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25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25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25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0.248in" fo:text-indent="-0.0654in" fo:margin-left="0.3154in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8744in" fo:text-indent="-0.25in" fo:margin-left="0.8744in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1.3744in" fo:text-indent="-0.25in" fo:margin-left="1.3744in"/>
        </style:list-level-properties>
        <style:text-properties style:font-name="Courier New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1.8744in" fo:text-indent="-0.25in" fo:margin-left="1.8744in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2.3744in" fo:text-indent="-0.25in" fo:margin-left="2.3744in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2.8744in" fo:text-indent="-0.25in" fo:margin-left="2.8744in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3744in" fo:text-indent="-0.25in" fo:margin-left="3.3744in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3.8744in" fo:text-indent="-0.25in" fo:margin-left="3.8744in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4.3744in" fo:text-indent="-0.25in" fo:margin-left="4.3744in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4.8744in" fo:text-indent="-0.25in" fo:margin-left="4.874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  <style:text-properties style:font-name="Courier New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  <style:text-properties style:font-name="Courier New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text:list-tab-stop-position="3.1965in" fo:text-indent="-0.25in" fo:margin-left="3.1965in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3.6965in" fo:text-indent="-0.25in" fo:margin-left="3.6965in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4.1965in" fo:text-indent="-0.25in" fo:margin-left="4.1965in"/>
        </style:list-level-properties>
        <style:text-properties style:font-name="Courier New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text:list-tab-stop-position="4.6965in" fo:text-indent="-0.25in" fo:margin-left="4.69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30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30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30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30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30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30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30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30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</text:list-level-style-number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  <style:text-properties style:font-name="Courier New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  <style:text-properties style:font-name="Courier New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3.1965in" fo:text-indent="-0.25in" fo:margin-left="3.1965in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3.6965in" fo:text-indent="-0.25in" fo:margin-left="3.6965in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4.1965in" fo:text-indent="-0.25in" fo:margin-left="4.1965in"/>
        </style:list-level-properties>
        <style:text-properties style:font-name="Courier New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4.6965in" fo:text-indent="-0.25in" fo:margin-left="4.69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  <style:text-properties style:font-name="Courier New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  <style:text-properties style:font-name="Courier New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1965in" fo:text-indent="-0.25in" fo:margin-left="3.1965in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3.6965in" fo:text-indent="-0.25in" fo:margin-left="3.6965in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4.1965in" fo:text-indent="-0.25in" fo:margin-left="4.1965in"/>
        </style:list-level-properties>
        <style:text-properties style:font-name="Courier New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4.6965in" fo:text-indent="-0.25in" fo:margin-left="4.69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5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5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5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5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1.1811in" fo:margin-bottom="1.1811in" fo:margin-left="1.1811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72in" fo:margin-bottom="0.472in" fo:margin-left="1.1811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091in" fo:margin-bottom="0.6701in" style:dynamic-spacing="true"/>
      </style:header-style>
      <style:footer-style>
        <style:header-footer-properties fo:min-height="0.7091in" fo:margin-top="0.6701in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ext:p text:style-name="Header"/>
        <text:p text:style-name="Standard"/>
      </style:header>
      <style:footer>
        <text:p text:style-name="MP1"><text:span text:style-name="Page_20_Number"><text:page-number text:select-page="current">4</text:page-number></text:span></text:p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Sveučilište u Zagrebu</dc:title>
    <dc:subject/>
    <meta:keyword/>
    <dc:description/>
    <meta:initial-creator>Sinisa Tomic</meta:initial-creator>
    <meta:creation-date>2007-02-15T17:51:00</meta:creation-date>
    <dc:date>2023-05-31T20:02:36.904624887</dc:date>
    <meta:print-date>2007-02-23T12:47:00</meta:print-date>
    <meta:editing-cycles>25</meta:editing-cycles>
    <meta:editing-duration>PT1H6M46S</meta:editing-duration>
    <meta:document-statistic meta:table-count="0" meta:image-count="0" meta:object-count="0" meta:page-count="8" meta:paragraph-count="19" meta:word-count="54" meta:character-count="347" meta:non-whitespace-character-count="317"/>
    <meta:generator>LibreOffice/6.4.7.2$Linux_X86_64 LibreOffice_project/40$Build-2</meta:generator>
  </office:meta>
</office:document-meta>
</file>